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7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Basic 128.</text:p>
      <text:p text:style-name="P15">SS<text:span text:style-name="T2">-перезапуск страницы </text:span>ROM<text:span text:style-name="T2"> </text:span>Basic<text:span text:style-name="T2"> </text:span>48<text:span text:style-name="T2">.</text:span>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1...4-<text:span text:style-name="T2">выбор дисковода</text:span></text:p>
      <text:p text:style-name="P15">W<text:span text:style-name="T2">-триггерное переключение режима </text:span>Turbo</text:p>
      <text:p text:style-name="P15">M<text:span text:style-name="T2">-триггерное переключение режимов памяти </text:span>ALL/128/48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<text:soft-page-break/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4">и выводится версия </text:span><text:span text:style-name="T5">AVR boot </text:span><text:span text:style-name="T4">(для Пентевы)</text:span><text:span text:style-name="T1">. </text:span>При включенных и найденных часах отображается время, дата, день недели <text:span text:style-name="T4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6-01T16:50:35.76</dc:date>
    <meta:editing-duration>PT01H59M06S</meta:editing-duration>
    <meta:editing-cycles>30</meta:editing-cycles>
    <meta:generator>OpenOffice.org/3.2$Win32 OpenOffice.org_project/320m12$Build-9483</meta:generator>
    <meta:document-statistic meta:table-count="0" meta:image-count="0" meta:object-count="0" meta:page-count="2" meta:paragraph-count="56" meta:word-count="582" meta:character-count="4468"/>
  </office:meta>
</office:document-meta>
</file>